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face style:name="Arial Unicode MS1" svg:font-family="'Arial Unicode MS'" style:font-family-generic="swiss"/>
    <style:font-face style:name="Source Code Pro" svg:font-family="'Source Code Pro'" style:font-pitch="variable"/>
    <style:font-face style:name="Noto Sans" svg:font-family="'Noto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Noto Sans" fo:font-style="italic" officeooo:rsid="00052245" officeooo:paragraph-rsid="00052245" style:font-style-asian="italic" style:font-style-complex="italic"/>
    </style:style>
    <style:style style:name="P2" style:family="paragraph" style:parent-style-name="Standard">
      <style:text-properties style:font-name="Noto Sans" fo:font-size="14pt" fo:font-style="normal" style:text-underline-style="solid" style:text-underline-width="auto" style:text-underline-color="font-color" fo:font-weight="bold" officeooo:rsid="00052245" officeooo:paragraph-rsid="00052245" style:font-size-asian="12.25pt" style:font-style-asian="normal" style:font-weight-asian="bold" style:font-size-complex="14pt" style:font-style-complex="normal" style:font-weight-complex="bold"/>
    </style:style>
    <style:style style:name="P3" style:family="paragraph" style:parent-style-name="Standard">
      <style:text-properties style:font-name="Noto Sans" fo:font-size="14pt" fo:font-style="normal" style:text-underline-style="none" fo:font-weight="normal" officeooo:rsid="00052245" officeooo:paragraph-rsid="00052245"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Noto Sans" fo:font-size="14pt" fo:font-style="italic" style:text-underline-style="solid" style:text-underline-width="auto" style:text-underline-color="font-color" fo:font-weight="bold" officeooo:rsid="000facde" officeooo:paragraph-rsid="000facde" style:font-size-asian="12.25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052245"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052245"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0f2544"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style:font-name="Noto Sans" fo:font-size="12pt" fo:font-style="normal" style:text-underline-style="none" fo:font-weight="normal" officeooo:rsid="00052245" officeooo:paragraph-rsid="0005224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05224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06e49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Noto Sans" fo:font-size="12pt" fo:font-style="normal" style:text-underline-style="none" fo:font-weight="normal" officeooo:rsid="0006e49f" officeooo:paragraph-rsid="0006e49f" style:font-size-asian="10.5pt" style:font-style-asian="normal" style:font-weight-asian="normal" style:font-size-complex="12pt" style:font-style-complex="normal" style:font-weight-complex="normal"/>
    </style:style>
    <style:style style:name="P12" style:family="paragraph" style:parent-style-name="Standard">
      <style:text-properties style:font-name="Noto Sans" fo:font-size="12pt" fo:font-style="normal" style:text-underline-style="none" fo:font-weight="normal" officeooo:rsid="00052245" officeooo:paragraph-rsid="00052245"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052245"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Noto Sans" fo:font-size="12pt" fo:font-style="normal" style:text-underline-style="none" fo:font-weight="normal" officeooo:rsid="0009fde5" officeooo:paragraph-rsid="0005224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Noto Sans" fo:font-size="12pt" fo:font-style="italic" style:text-underline-style="solid" style:text-underline-width="auto" style:text-underline-color="font-color" fo:font-weight="bold" officeooo:rsid="000b135e" officeooo:paragraph-rsid="000b135e"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style:font-name="Noto Sans" fo:font-size="12pt" fo:font-style="italic" style:text-underline-style="none" fo:font-weight="normal" officeooo:rsid="0006e49f" officeooo:paragraph-rsid="00052245"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style:font-name="Noto Sans" fo:font-size="12pt" fo:font-style="italic" style:text-underline-style="none" fo:font-weight="normal" officeooo:rsid="000facde" officeooo:paragraph-rsid="000facde" style:font-size-asian="10.5pt" style:font-style-asian="italic" style:font-weight-asian="normal" style:font-size-complex="12pt"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49f" style:font-weight-asian="normal" style:font-weight-complex="normal"/>
    </style:style>
    <style:style style:name="T3" style:family="text">
      <style:text-properties style:text-underline-style="none" fo:font-weight="normal" officeooo:rsid="0008cdc0" style:font-weight-asian="normal" style:font-weight-complex="normal"/>
    </style:style>
    <style:style style:name="T4" style:family="text">
      <style:text-properties style:text-underline-style="none" fo:font-weight="normal" officeooo:rsid="0009fde5" style:font-weight-asian="normal" style:font-weight-complex="normal"/>
    </style:style>
    <style:style style:name="T5" style:family="text">
      <style:text-properties style:text-underline-style="none" fo:font-weight="normal" officeooo:rsid="000b135e" style:font-weight-asian="normal" style:font-weight-complex="normal"/>
    </style:style>
    <style:style style:name="T6" style:family="text">
      <style:text-properties style:text-underline-style="none" fo:font-weight="normal" officeooo:rsid="000d064c" style:font-weight-asian="normal" style:font-weight-complex="normal"/>
    </style:style>
    <style:style style:name="T7" style:family="text">
      <style:text-properties style:text-underline-style="none" fo:font-weight="normal" officeooo:rsid="000ed523" style:font-weight-asian="normal" style:font-weight-complex="normal"/>
    </style:style>
    <style:style style:name="T8" style:family="text">
      <style:text-properties style:text-underline-style="none" fo:font-weight="normal" officeooo:rsid="000f2544" style:font-weight-asian="normal" style:font-weight-complex="normal"/>
    </style:style>
    <style:style style:name="T9" style:family="text">
      <style:text-properties style:text-underline-style="none" officeooo:rsid="000ed523"/>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08cdc0" style:font-style-asian="italic" style:font-weight-asian="normal" style:font-style-complex="italic" style:font-weight-complex="normal"/>
    </style:style>
    <style:style style:name="T12" style:family="text">
      <style:text-properties fo:font-style="italic" style:text-underline-style="none" fo:font-weight="normal" officeooo:rsid="0009fde5" style:font-style-asian="italic" style:font-weight-asian="normal" style:font-style-complex="italic" style:font-weight-complex="normal"/>
    </style:style>
    <style:style style:name="T13" style:family="text">
      <style:text-properties fo:font-style="italic" style:text-underline-style="none" fo:font-weight="normal" officeooo:rsid="000ed523" style:font-style-asian="italic" style:font-weight-asian="normal" style:font-style-complex="italic" style:font-weight-complex="normal"/>
    </style:style>
    <style:style style:name="T14" style:family="text">
      <style:text-properties fo:font-style="italic" style:text-underline-style="none" officeooo:rsid="0006e49f" style:font-style-asian="italic" style:font-style-complex="italic"/>
    </style:style>
    <style:style style:name="T15" style:family="text">
      <style:text-properties fo:font-style="italic" style:text-underline-style="none" officeooo:rsid="000d064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f2544" style:font-style-asian="normal" style:font-style-complex="normal"/>
    </style:style>
    <style:style style:name="T18" style:family="text">
      <style:text-properties fo:font-style="normal" officeooo:rsid="00103369" style:font-style-asian="normal" style:font-style-complex="normal"/>
    </style:style>
    <style:style style:name="T19" style:family="text">
      <style:text-properties fo:font-style="normal" officeooo:rsid="00110460" style:font-style-asian="normal" style:font-style-complex="normal"/>
    </style:style>
    <style:style style:name="T20" style:family="text">
      <style:text-properties fo:font-style="normal" officeooo:rsid="0011f35a" style:font-style-asian="normal" style:font-style-complex="normal"/>
    </style:style>
    <style:style style:name="T21" style:family="text">
      <style:text-properties fo:font-style="normal" officeooo:rsid="0012924b"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officeooo:rsid="000f2544"/>
    </style:style>
    <style:style style:name="T24" style:family="text">
      <style:text-properties style:font-name="Source Code Pro" style:text-underline-style="none"/>
    </style:style>
    <style:style style:name="T25" style:family="text">
      <style:text-properties style:font-name="Source Code Pro" style:text-underline-style="none" officeooo:rsid="0006e49f"/>
    </style:style>
    <style:style style:name="T26" style:family="text">
      <style:text-properties style:font-name="Source Code Pro" style:text-underline-style="none" officeooo:rsid="000ed523"/>
    </style:style>
    <style:style style:name="T27" style:family="text">
      <style:text-properties style:font-name="Source Code Pro" style:text-underline-style="none" officeooo:rsid="0009fde5"/>
    </style:style>
    <style:style style:name="T28" style:family="text">
      <style:text-properties style:font-name="Source Code Pro" style:text-underline-style="none" officeooo:rsid="000b135e"/>
    </style:style>
    <style:style style:name="T29" style:family="text">
      <style:text-properties style:font-name="Source Code Pro" style:text-underline-style="none" officeooo:rsid="000d064c"/>
    </style:style>
    <style:style style:name="T30" style:family="text">
      <style:text-properties style:font-name="Source Code Pro" style:text-underline-style="none" fo:font-weight="normal" officeooo:rsid="000d064c" style:font-weight-asian="normal" style:font-weight-complex="normal"/>
    </style:style>
    <style:style style:name="T31" style:family="text">
      <style:text-properties style:font-name="Source Code Pro" fo:font-style="normal" style:text-underline-style="none" style:font-style-asian="normal" style:font-style-complex="normal"/>
    </style:style>
    <style:style style:name="T32" style:family="text">
      <style:text-properties style:font-name="Source Code Pro" fo:font-style="normal" fo:font-weight="bold" officeooo:rsid="000f2544" style:font-style-asian="normal" style:font-weight-asian="bold" style:font-style-complex="normal" style:font-weight-complex="bold"/>
    </style:style>
    <style:style style:name="T33" style:family="text">
      <style:text-properties style:font-name="Source Code Pro" fo:font-style="normal" fo:font-weight="bold" officeooo:rsid="00103369" style:font-style-asian="normal" style:font-weight-asian="bold" style:font-style-complex="normal" style:font-weight-complex="bold"/>
    </style:style>
    <style:style style:name="T34" style:family="text">
      <style:text-properties style:font-name="Source Code Pro" fo:font-style="normal" fo:font-weight="bold" officeooo:rsid="00110460" style:font-style-asian="normal" style:font-weight-asian="bold" style:font-style-complex="normal" style:font-weight-complex="bold"/>
    </style:style>
    <style:style style:name="T35" style:family="text">
      <style:text-properties style:font-name="Source Code Pro" fo:font-style="normal" fo:font-weight="bold" officeooo:rsid="0011f35a" style:font-style-asian="normal" style:font-weight-asian="bold" style:font-style-complex="normal" style:font-weight-complex="bold"/>
    </style:style>
    <style:style style:name="T36" style:family="text">
      <style:text-properties style:font-name="Source Code Pro" fo:font-style="normal" fo:font-weight="bold" officeooo:rsid="0012924b" style:font-style-asian="normal" style:font-weight-asian="bold" style:font-style-complex="normal" style:font-weight-complex="bold"/>
    </style:style>
    <style:style style:name="T37" style:family="text">
      <style:text-properties style:font-name="Source Code Pro" fo:font-style="normal" officeooo:rsid="00103369" style:font-style-asian="normal" style:font-style-complex="normal"/>
    </style:style>
    <style:style style:name="T38" style:family="text">
      <style:text-properties style:font-name="Source Code Pro" fo:font-style="normal" officeooo:rsid="0012924b" style:font-style-asian="normal" style:font-style-complex="normal"/>
    </style:style>
    <style:style style:name="T39" style:family="text">
      <style:text-properties officeooo:rsid="0011046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projet est composé de trois parties, qui seront détaillées séparément :</text:p>
      <text:p text:style-name="P1"><text:tab/>- Le virus en lui-même</text:p>
      <text:p text:style-name="P1"><text:tab/>- Le traitement des données récupérées</text:p>
      <text:p text:style-name="P1"><text:tab/>- La recherche de mots de passe.</text:p>
      <text:p text:style-name="P1"/>
      <text:p text:style-name="P2">I – Le virus keylog</text:p>
      <text:p text:style-name="P2"/>
      <text:p text:style-name="P2">II – Le traitement des données</text:p>
      <text:p text:style-name="P3"/>
      <text:p text:style-name="P5"><text:span text:style-name="T1"><text:tab/>Le keylog envoie les données collectées sous forme de fichiers csv, qui forment un tableau </text:span><draw:frame draw:style-name="fr1" draw:name="Objet1" text:anchor-type="as-char" svg:y="-0.377cm" svg:width="0.99cm" svg:height="0.467cm" draw:z-index="0"><draw:object xlink:href="./Object 1" xlink:type="simple" xlink:show="embed" xlink:actuate="onLoad"/><draw:image xlink:href="./ObjectReplacements/Object 1" xlink:type="simple" xlink:show="embed" xlink:actuate="onLoad"/></draw:frame><text:span text:style-name="T1">, avec n le nombre de caractères collectés, au format (caractère, temps).</text:span></text:p>
      <text:p text:style-name="P5"><text:span text:style-name="T1"><text:tab/>Les premières étapes consistent donc à récupérer les données depuis le server et à transformer le tableau csv en un objet manipulable par Python : c’est le rôle du petit module </text:span><text:span text:style-name="T24">manipule_csv.py</text:span><text:span text:style-name="T1">. Celui-ci. permet de télécharger et d’extraire les données du serveur, puis de convertir les csv en une liste de taille n de tuples de taille 2 au format (str, str) à l’aide de la fonction </text:span><text:span text:style-name="T24">parse_csv</text:span><text:span text:style-name="T1"> </text:span><text:span text:style-name="T7">(ce format ci étant celui que Python utilise par défaut, et ne nécessite donc aucun transtypage)</text:span><text:span text:style-name="T1"> ou au format (str, float) à l’aide de </text:span><text:span text:style-name="T24">parse_data</text:span><text:span text:style-name="T1">. Les tuples ont été choisis plutôt que les listes pour éviter les modification involontaires des caractères.</text:span></text:p>
      <text:p text:style-name="P8"><text:tab/></text:p>
      <text:p text:style-name="P5"><text:span text:style-name="T1"><text:tab/>On obtient alors une liste contenant tous les caractères enregistrés et leurs temps associés dans l’ordre. Toutefois, cette liste est plus ou moins inutilisable : en effet, le virus n’est capable d’enregistrer que les </text:span><text:span text:style-name="T10">touches qui ont été pressées</text:span><text:span text:style-name="T1">, et non les </text:span><text:span text:style-name="T10">caractères réels qui ont été écrits</text:span><text:span text:style-name="T1">. Par exemple, si l’opérateur </text:span><text:span text:style-name="T2">a écrit :</text:span></text:p>
      <text:p text:style-name="P9"/>
      <text:p text:style-name="P11">Inouïe</text:p>
      <text:p text:style-name="P11"/>
      <text:p text:style-name="P10"><text:tab/>Le virus aura quant à lui détecté :</text:p>
      <text:p text:style-name="P10"/>
      <text:p text:style-name="P11">shift, i, shift, n, o, u, <text:span text:style-name="T23">shift, ^, shift</text:span>, i, e</text:p>
      <text:p text:style-name="P12"/>
      <text:p text:style-name="P6"><text:span text:style-name="T1"><text:tab/></text:span><text:span text:style-name="T2">D’où la nécessité de faire subir aux données une série de traitements visant à les rendre compréhensibles. C’est le rôle du module </text:span><text:span text:style-name="T25">refine.py</text:span><text:span text:style-name="T2">.</text:span></text:p>
      <text:p text:style-name="P13"/>
      <text:p text:style-name="P15"><text:span text:style-name="T2">R</text:span><text:span text:style-name="T1">emarque : une fonction tutoriel est incluse dans le module. Tapez </text:span><text:span text:style-name="T31">help(tutoriel)</text:span><text:span text:style-name="T22"> </text:span><text:span text:style-name="T1">pour recevoir de l’aide quant à l’utilisation du module.</text:span></text:p>
      <text:p text:style-name="P13"/>
      <text:p text:style-name="P7"><text:span text:style-name="T2"><text:tab/>Celui-ci est composé de quatre fonctions principales, opérant sur le même principe : </text:span><text:span text:style-name="T25">fine, fine_str, fine_accent</text:span><text:span text:style-name="T2"> et</text:span><text:span text:style-name="T14"> </text:span><text:span text:style-name="T25">fine_backspace</text:span><text:span text:style-name="T2">, traitant respectivement les majuscules et les alt, les caractères auxquels ont été attribués un nom spécial pour éviter les conflits, les accents (aigu, grave, circonflexe et tréma) </text:span><text:span text:style-name="T3">et les </text:span><text:span text:style-name="T11">backspace</text:span><text:span text:style-name="T3"> (touche « supprimer »). </text:span><text:span text:style-name="T4">Pour ce faire, la liste est balayée et les </text:span><text:soft-page-break/><text:span text:style-name="T4">caractères sont comparés à l’aide de dictionnaires pré-établis qui permettent un remplacement. </text:span><text:span text:style-name="T7">Dans le cas de la majuscule et du alt, le programme met à jour une variable booléenne lorsqu’il rencontre la touche : en effet, nous avons choisi d’enregistrer ces touches chaque fois qu’elles sont pressés </text:span><text:span text:style-name="T9">et</text:span><text:span text:style-name="T7"> relâchés, afin de prendre en compte les cas où la victime maintiendrait la touche enfoncée sur plusieurs caractères de suite. Les caractères balayés sont alors passés dans les dictionnaires dict_maj et dict_alt lorsque les booléens prennent la valeur True. Dans le cas des backspace, le programme rebrousse chemin jusqu’à rencontrer un caractère reconnu comme</text:span><text:span text:style-name="T13"> supprimable</text:span><text:span text:style-name="T7"> (par exemple la touche f5 n’est pas supprimable, puisqu’elle n’écrit rien).</text:span><text:span text:style-name="T12"> </text:span><text:span text:style-name="T4">Lorsqu’il est nécessaire de supprimer des caractères (par exemple </text:span><text:span text:style-name="T12">shift</text:span><text:span text:style-name="T4">, </text:span><text:span text:style-name="T12">alt</text:span><text:span text:style-name="T4"> ou encore </text:span><text:span text:style-name="T12">^e</text:span><text:span text:style-name="T4"> qui devient</text:span><text:span text:style-name="T12"> ê</text:span><text:span text:style-name="T4">), les indices des caractères sont stockés dans une liste temporaire, puis la liste de données est balayée </text:span><text:span text:style-name="T12">à l’envers</text:span><text:span text:style-name="T4"> afin d’éviter tout risque d’erreur type </text:span><text:span text:style-name="T12">out of range</text:span><text:span text:style-name="T4">. </text:span><text:span text:style-name="T8">De même, la liste d’indice à supprimer est triée avant d’être utilisée pour éviter certains soucis : dans ce but, nous utilisons un tri fusion, qui semble bien adapté au traitement de liste de taille éventuellement très conséquente (on a parfois travaillé sur des listes de plusieurs milliers d’éléments). Ce tri a été codé lors de la séance de TP sur les algorithmes de tri, avant la correction faite en classe, d’où sa programmation qui peut paraître curieuse. Néanmoins, fonctionnant fort bien, nous ne l’avons pas modifiée.</text:span></text:p>
      <text:p text:style-name="P7"><text:span text:style-name="T8"><text:tab/></text:span><text:span text:style-name="T7">A cause de la manière dont fonctionne le module, </text:span><text:span text:style-name="T26">fine_backspace</text:span><text:span text:style-name="T7"> doit être utilisée après les autres fonctions de traitement, pour éviter les cas où devant supprimer un </text:span><text:span text:style-name="T13">ê</text:span><text:span text:style-name="T7">, elle supprime le </text:span><text:span text:style-name="T13">e</text:span><text:span text:style-name="T7"> et laisse l’accent circonflexe en place.</text:span></text:p>
      <text:p text:style-name="P14"><text:tab/>Nous avons décidé de stocker les dictionnaires en dur dans des fichiers csv plutôt que des les coder directement dans le programme, pour des raisons de lisibilité mais aussi de praticité : en effet, lorsque lesdits dictionnaires devenaient conséquents en taille, il était bien plus facile d’apporter des modification à un tableau csv que directement dans Python. Ceux-ci sont rangés dans le dossier traitement/dictionnaires ; leur emplacement ou leur nom ne doit surtout pas être modifié, sinon le programme sera incapable de les trouver.</text:p>
      <text:p text:style-name="P6"><text:span text:style-name="T4"><text:tab/>Une fonction </text:span><text:span text:style-name="T27">butcher_cut</text:span><text:span text:style-name="T4"> permet de retirer tout caractère indésirable qui n’aurait pas été traité au préalable, par exemple un </text:span><text:span text:style-name="T12">delete</text:span><text:span text:style-name="T4"> pour lequel le programme n’aurait pas trouvé de caractère à supprimer, ou encore des caractères tels que </text:span><text:span text:style-name="T12">up</text:span><text:span text:style-name="T4"> ou </text:span><text:span text:style-name="T12">f4</text:span><text:span text:style-name="T4">. </text:span><text:span text:style-name="T8">Ceci a pour simple but d’épurer la lecture.</text:span></text:p>
      <text:p text:style-name="P6"><text:span text:style-name="T4"><text:tab/>Ces cinq fonctions de traitement on été rassemblés en une seule : </text:span><text:span text:style-name="T27">refine</text:span><text:span text:style-name="T4">. Pour éviter toute perte de donnée, nous avons néanmoins choisi de laisser à l’opérateur le choix de les exécuter séparément. De même, </text:span><text:span text:style-name="T27">fine</text:span><text:span text:style-name="T4"> permet en option de ne pas traiter les majuscules ou les alt, dans une optique d’adaptabilité.</text:span></text:p>
      <text:p text:style-name="P6"><text:span text:style-name="T4"><text:tab/></text:span><text:span text:style-name="T5">Nous avons ajouté une fonction </text:span><text:span text:style-name="T28">discriminate</text:span><text:span text:style-name="T5">, ayant pour but de séparer la première liste de données en de multiples sous-listes sur des critères simples, afin de faciliter la recherche ultérieure de mots de passe selon la logique diviser pour mieux régner. Nous avons pour cela considéré que certains critères permettaient d’affirmer avec une quasi certitude qu’un mots de passe ne se trouvera pas coupé entre deux sous-listes. La localisation d’une touche </text:span><text:span text:style-name="T28">enter</text:span><text:span text:style-name="T5"> est un critère discriminant, tout </text:span><text:soft-page-break/><text:span text:style-name="T5">d’abord parce qu’un mots de passe ne peut évidemment pas la contenir, mais aussi parce que c’est généralement la touche que l’on presse pour valider ledit mots de passe. C’est aussi en ce but que chaque touche enregistrée vient avec un temps associé, le temps écoulé depuis que la dernière touche a été pressée. On peut préciser en argument de </text:span><text:span text:style-name="T28">discriminate</text:span><text:span text:style-name="T5"> le seuil de temps au-delà duquel on considère qu’on a deux blocs séparés (par défaut 10 secondes). </text:span></text:p>
      <text:p text:style-name="P6"><text:span text:style-name="T5"><text:tab/></text:span><text:span text:style-name="T6">Trois autres fonctions ont pour but de faciliter le travail de l’opérateur : </text:span><text:span text:style-name="T29">extract</text:span><text:span text:style-name="T6">, </text:span><text:span text:style-name="T29">make_txt</text:span><text:span text:style-name="T15"> </text:span><text:span text:style-name="T6">et</text:span><text:span text:style-name="T15"> </text:span><text:span text:style-name="T29">save</text:span><text:span text:style-name="T30">.</text:span><text:span text:style-name="T29"> extract</text:span><text:span text:style-name="T6"> permet de prendre en argument une liste de tuples et de ne garder qu’un seul élément de chaque tuple en en précisant l’indice, afin par exemple d’obtenir une liste de caractères ne contenant pas les temps associés. </text:span><text:span text:style-name="T29">make_txt</text:span><text:span text:style-name="T6"> permet de concaténer les caractères contenus séparément dans une liste en une seule longue chaîne de caractères, ce qui permettra à l’opérateur après la recherche développée en III de lire facilement les données extraites. </text:span><text:span text:style-name="T29">save</text:span><text:span text:style-name="T6"> permet de sauvegarder les données traitées jusqu’alors contenues dans des variables Python sous forme d’un fichier externe. Le listes des tuples dont stockées dans des csv ; les chaînes de caractère dans des txt.</text:span></text:p>
      <text:p text:style-name="P16"><text:tab/><text:span text:style-name="T17">La nature du module nous a forcé à utiliser la bibliothèque </text:span><text:span text:style-name="T32">os</text:span><text:span text:style-name="T17">, qui nous a permit en particulier de tester l’existence de fichier avant de les créer (avec </text:span><text:span text:style-name="T32">save</text:span><text:span text:style-name="T17">), sans quoi Python renvoyait des messages d’erreur, mais aussi à l’exécution du module de stocker une variable globale </text:span><text:span text:style-name="T32">path</text:span><text:span text:style-name="T17"> qui contient le chemin d’accès du dossier courant afin d’éviter les longues répétitions, notamment dans l’appel des dictionnaires.</text:span></text:p>
      <text:p text:style-name="P16"><text:span text:style-name="T17"/></text:p>
      <text:p text:style-name="P4"><text:span text:style-name="T17">I</text:span><text:span text:style-name="T16">II – La recherche de mots de passe</text:span></text:p>
      <text:p text:style-name="P4"><text:span text:style-name="T16"/></text:p>
      <text:p text:style-name="P17"><text:span text:style-name="T16"><text:tab/></text:span><text:span text:style-name="T18">Une fois les données traitées de manière à les rendre interprétables, il ne reste plus qu’à chercher des éventuels mots de passe à l’intérieur du texte. C’est le rôle du module </text:span><text:span text:style-name="T33">recherche.py</text:span><text:span text:style-name="T37">.</text:span><text:span text:style-name="T18"> </text:span></text:p>
      <text:p text:style-name="P17"><text:span text:style-name="T18"/></text:p>
      <text:p text:style-name="P17"><text:span text:style-name="T18"><text:tab/>Nous avons opté pour deux types de recherche : une recherche naïve (dite « brute-force » et une recherche ciblée.</text:span></text:p>
      <text:p text:style-name="P17"><text:span text:style-name="T18"><text:tab/>Pour la recherche naïve, nous avons enregistré dans un fichier extérieur, </text:span><text:span text:style-name="T33">top12k_pass.txt</text:span><text:span text:style-name="T18">, les 12000 mots de passe les plus utilisés sur Internet. Ce fichier est lu et récupéré sous la forme d’une liste par Python. La recherche brute-force prend en argument une liste dans laquelle chercher et une liste de mots, généralement ladite liste de mots de passe, et va naïvement parcourir la liste de donnée <text:s/>en y cherchant toutes les occurrences de tous les mots mis en argument. Nous avons choisis de faire sortir en résultat un dictionnaire au format </text:span><text:span text:style-name="T37">{mot : [liste d’occurences]}</text:span><text:span text:style-name="T18">, où la liste d’occurence est une liste contenant tous indices de la première lettre du mot associé.</text:span></text:p>
      <text:p text:style-name="P17"><text:span text:style-name="T18"><text:tab/>Une variation de la recherche naïve, nommée </text:span><text:span text:style-name="T33">trouve</text:span><text:span text:style-name="T18">, effectue exactement le même travail mais en prenant un troisième argument permettant d’ajouter une marge d’erreur. </text:span><text:span text:style-name="T19">Pour une marge de n, le programme tolérera n lettres fausses pour compter l’occurence. Par exemple, si « clef » est cherchée avec une marge de 1, « clif » </text:span><text:soft-page-break/><text:span text:style-name="T19">sera toléré. Cette seconde recherche est appliquée lorsque le brute force a échoué, afin d’élargir le champ, quoi que ceci diminue les chances d’obtenir un résultat pertinent. Un argument optionnel permet toutefois d’imposer que la première lettre soit correcte.</text:span></text:p>
      <text:p text:style-name="P17"><text:span text:style-name="T19"><text:tab/>La recherche ciblée quant à elle se fait à l’aide de la fonction </text:span><text:span text:style-name="T34">target</text:span><text:span text:style-name="T19">, qui prend en argument une liste dans laquelle cherchée, une cible sous la forme d’une chaîne de caractères, une marge d’erreur et un booléen optionnel. Par défaut, le rôle de cette fonction est de chercher toutes les occurrences de la cible, en ressortant un résultat sous la même forme que </text:span><text:span text:style-name="T34">brute_force</text:span><text:span text:style-name="T19"> (de fait, la fonction </text:span><text:span text:style-name="T34">brute_force</text:span><text:span text:style-name="T19"> est appelée à la fin du programme). Sa spécificité vient de sa gestion de la marge d’erreur : ici, le programme tolère l’</text:span><text:span text:style-name="T39">absence</text:span><text:span text:style-name="T19"> de k caractères, et non k caractères </text:span><text:span text:style-name="T39">faux</text:span><text:span text:style-name="T19">. Pour ce faire, si n désigne la longueur de la cible et k la marge d’erreur, le programme commencera par calculer toutes les combinaisons de k éléments dans l’intervalle d’entier [1, n], ordonnées et sans répétition. Si le booléent optionnel est True, toutes les combinaisons doivent commencer par 1. Ensuite, la combinaisons de nombres est changée en combinaison de lettres, chaque nombre désignant le rang d’un caractère de la cible. Les combinaison obtenues sont rangées dans une liste qui sera envoyée en argument à </text:span><text:span text:style-name="T34">brute_force</text:span><text:span text:style-name="T19">. Le but de cette manœuvre alambiquée est de tenir compte des suggestions automatiques de saisies : par exemple, si la victime a recherché « facebook », il est fort possible qu’écrire « fcb » l’ait amenée sur la bonne page. </text:span><text:span text:style-name="T20">Il faut être prudent avec la marge d’erreur cependant : outre le fait qu’elle diminue aussi la pertinence des résultats, elle augmente considérable les temps de calcul dès que la longueur de la cible devient importante. L’optique de cette commande est de recherchée les occurrences d’un mot qui doit, avec une quasi certitude, être suivit d’un mot de passe (le nom d’un site spécifique, la commande </text:span><text:span text:style-name="T35">sudo</text:span><text:span text:style-name="T20"> sur Linux ou MacOS…). </text:span></text:p>
      <text:p text:style-name="P17"><text:span text:style-name="T20"/></text:p>
      <text:p text:style-name="P17"><text:span text:style-name="T20"><text:tab/></text:span><text:span text:style-name="T21">La recherche de mot de passes est semie-automatisée, c’est-à-dire qu’elle nécessite quand même de l’opérateur certaines inférences. Une fois que les dictionnaires obtenus par </text:span><text:span text:style-name="T36">brute_force</text:span><text:span text:style-name="T21"> et </text:span><text:span text:style-name="T36">target</text:span><text:span text:style-name="T21">, reste à lui de discriminer les résultats pertinents de ceux qui n’ont aucun intérêt (s’il a recherché « facebook » avec une importante marge d’erreur, « fcb » présente un intérêt, alors que « foo » est bien plus vague). Les listes choisis pourront alors être traitées à l’aide de la fonction </text:span><text:span text:style-name="T36">plage</text:span><text:span text:style-name="T21">, qui prend en argument une liste où chercher, une liste d’indices, ainsi qu’une longueur de plage paramétrable. La fonction se contente, pour chaque indice mit en argument, d’aller chercher dans la liste une plage de la taille demandée autour des indices. Une légère structure conditionnelle sur la longueur de la liste permet d’éviter la plupart des erreur type </text:span><text:span text:style-name="T38">out of range</text:span><text:span text:style-name="T21">. Ainsi, l’opérateur se retrouve avec une nouvelle liste de taille très restreinte qui a de bonnes chances de contenir les mots de passes recherchés : il ne reste plus qu’à lui de lire et de les trouv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face style:name="Arial Unicode MS1" svg:font-family="'Arial Unicode MS'" style:font-family-generic="swiss"/>
    <style:font-face style:name="Source Code Pro" svg:font-family="'Source Code Pro'" style:font-pitch="variable"/>
    <style:font-face style:name="Noto Sans" svg:font-family="'Noto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4T13:23:36.966419495</meta:creation-date>
    <dc:date>2022-05-16T08:55:25.488355551</dc:date>
    <meta:editing-duration>PT45M56S</meta:editing-duration>
    <meta:editing-cycles>7</meta:editing-cycles>
    <meta:generator>LibreOffice/7.1.5.2$MacOSX_X86_64 LibreOffice_project/85f04e9f809797b8199d13c421bd8a2b025d52b5</meta:generator>
    <meta:document-statistic meta:table-count="0" meta:image-count="0" meta:object-count="1" meta:page-count="4" meta:paragraph-count="30" meta:word-count="1908" meta:character-count="11645" meta:non-whitespace-character-count="9736"/>
  </office:meta>
</office:document-meta>
</file>

<file path=Object 1/content.xml><?xml version="1.0" encoding="utf-8"?>
<math xmlns="http://www.w3.org/1998/Math/MathML" display="block">
  <semantics>
    <mrow>
      <mi>n</mi>
      <mo stretchy="false">×</mo>
      <mn>2</mn>
    </mrow>
    <annotation encoding="StarMath 5.0">n times 2</annotation>
  </semantics>
</math>
</file>